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0ef9" officeooo:paragraph-rsid="001e0ef9"/>
    </style:style>
    <style:style style:name="P2" style:family="paragraph" style:parent-style-name="Standard" style:list-style-name="L2">
      <style:text-properties officeooo:rsid="00201c34" officeooo:paragraph-rsid="00201c34"/>
    </style:style>
    <style:style style:name="P3" style:family="paragraph" style:parent-style-name="Standard">
      <style:text-properties officeooo:rsid="00201c34" officeooo:paragraph-rsid="00201c34"/>
    </style:style>
    <style:style style:name="P4" style:family="paragraph" style:parent-style-name="Standard">
      <style:text-properties officeooo:rsid="0020259a" officeooo:paragraph-rsid="0020259a"/>
    </style:style>
    <style:style style:name="T1" style:family="text">
      <style:text-properties officeooo:rsid="001e4b98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of of that Holder Space is Banach: <text:s/>I think that I’m underestimating the complexity of this proof. <text:s/>I accepted it intuitively, but it is likely that a proof or analysis of this complexity might be on an exam. <text:s/><text:span text:style-name="T1">Review the notes posted on CANVAS. <text:s/>Ask why all of these details and justify my answer.</text:span></text:p>
      <text:list text:style-name="L2">
        <text:list-item>
          <text:p text:style-name="P2">We must show distance between supremum of functions which, as always, must show how different functions over the span of a set compare their supremum values (think two-dimensions, one by different functions and the other is the domain of these functions).</text:p>
        </text:list-item>
        <text:list-item>
          <text:p text:style-name="P2">Dr. Perrera went through two and a half classes to clarify this theorem in detail. <text:s/>Pay attention.</text:p>
        </text:list-item>
      </text:list>
      <text:p text:style-name="P3"/>
      <text:p text:style-name="P4">The norm of C<text:span text:style-name="T2">1</text:span>(U) is ||u||<text:span text:style-name="T3">C1(U)</text:span> = ||u||<text:span text:style-name="T3">C(U)</text:span> + || sum over partial derivatives ||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07:11.189872842</meta:creation-date>
    <meta:generator>LibreOffice/24.2.7.2$Linux_X86_64 LibreOffice_project/420$Build-2</meta:generator>
    <dc:date>2026-01-20T05:59:16.135028083</dc:date>
    <meta:editing-duration>P4DT14H7M37S</meta:editing-duration>
    <meta:editing-cycles>4</meta:editing-cycles>
    <meta:document-statistic meta:table-count="0" meta:image-count="0" meta:object-count="0" meta:page-count="1" meta:paragraph-count="4" meta:word-count="129" meta:character-count="735" meta:non-whitespace-character-count="607"/>
  </office:meta>
</office:document-meta>
</file>